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D0000036CC452A0EC.png" manifest:media-type="image/png"/>
  <manifest:file-entry manifest:full-path="Pictures/1000000000000196000001200FD5E8CE.png" manifest:media-type="image/png"/>
  <manifest:file-entry manifest:full-path="Pictures/10000000000000C50000020445EBA65E.png" manifest:media-type="image/png"/>
  <manifest:file-entry manifest:full-path="Pictures/10000000000004AC00000234840FEC4A.png" manifest:media-type="image/png"/>
  <manifest:file-entry manifest:full-path="Pictures/10000000000002F5000001AC11F4120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gureWithCaption"><draw:frame draw:style-name="fr1" draw:name="img1" text:anchor-type="paragraph" svg:width="13.721cm" svg:height="22.259cm" draw:z-index="0"><draw:image xlink:href="Pictures/100000000000024D0000036CC452A0EC.png" xlink:type="simple" xlink:show="embed" xlink:actuate="onLoad" draw:mime-type="image/png"/></draw:frame></text:p>
      <text:h text:style-name="Heading_20_2" text:outline-level="2"><text:bookmark-start text:name="tok-dat"/><text:soft-page-break/>Tok dat<text:bookmark-end text:name="tok-dat"/></text:h>
      <text:p text:style-name="FigureWithCaption"><draw:frame draw:style-name="fr2" draw:name="img2" text:anchor-type="as-char" svg:width="6.95cm" svg:height="18.203cm" draw:z-index="1"><draw:image xlink:href="Pictures/10000000000000C50000020445EBA65E.png" xlink:type="simple" xlink:show="embed" xlink:actuate="onLoad" draw:mime-type="image/png"/></draw:frame></text:p>
      <text:h text:style-name="Heading_20_2" text:outline-level="2"/>
      <text:h text:style-name="Heading_20_2" text:outline-level="2"><text:soft-page-break/></text:h>
      <text:p text:style-name="FigureWithCaption"><text:soft-page-break/><draw:frame draw:style-name="fr2" draw:name="img3" text:anchor-type="as-char" svg:width="42.192cm" svg:height="19.897cm" draw:z-index="2"><draw:image xlink:href="Pictures/10000000000004AC00000234840FEC4A.png" xlink:type="simple" xlink:show="embed" xlink:actuate="onLoad" draw:mime-type="image/png"/></draw:frame></text:p>
      <text:p text:style-name="FigureWithCaption"><text:soft-page-break/><draw:frame draw:style-name="fr2" draw:name="img4" text:anchor-type="as-char" svg:width="26.705cm" svg:height="15.099cm" draw:z-index="3"><draw:image xlink:href="Pictures/10000000000002F5000001AC11F41206.png" xlink:type="simple" xlink:show="embed" xlink:actuate="onLoad" draw:mime-type="image/png"/></draw:frame></text:p>
      <text:p text:style-name="FigureCaption">Popis obrázku</text:p>
      <text:h text:style-name="Heading_20_2" text:outline-level="2"><text:bookmark-start text:name="projekt-io"/><text:soft-page-break/>Projekt IO<text:bookmark-end text:name="projekt-io"/></text:h>
      <text:p text:style-name="FigureWithCaption"><draw:frame draw:style-name="fr2" draw:name="img5" text:anchor-type="as-char" svg:width="14.323cm" svg:height="10.16cm" draw:z-index="4"><draw:image xlink:href="Pictures/1000000000000196000001200FD5E8CE.png" xlink:type="simple" xlink:show="embed" xlink:actuate="onLoad" draw:mime-type="image/png"/></draw:frame></text:p>
      <text:p text:style-name="FigureCaption">Popis obrázk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description/>
    <dc:subject/>
    <meta:keyword/>
    <meta:initial-creator/>
    <meta:creation-date>2026-02-17T09:08:55Z</meta:creation-date>
    <dc:date>2026-02-17T10:18:47.110922500</dc:date>
    <meta:editing-duration>PT9M20S</meta:editing-duration>
    <meta:editing-cycles>1</meta:editing-cycles>
    <meta:document-statistic meta:table-count="0" meta:image-count="5" meta:object-count="0" meta:page-count="6" meta:paragraph-count="10" meta:word-count="10" meta:character-count="47" meta:non-whitespace-character-count="41"/>
  </office:meta>
</office:document-meta>
</file>